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2.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style:use-window-font-color="true"/>
    </style:style>
    <style:style style:name="T2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6" style:family="text">
      <style:text-properties fo:font-size="12.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6" style:family="text">
      <style:text-properties fo:font-size="12.00pt" fo:font-weight="bold" fo:font-family="'Times New Roman'" style:font-family-asian="'Times New Roman'" style:font-family-complex="'Times New Roman'"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6" style:family="text">
      <style:text-properties fo:font-size="12.00pt" fo:font-weight="normal" fo:font-family="'Times New Roman'" style:font-family-asian="'Times New Roman'" style:font-family-complex="'Times New Roman'"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bold"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2.00pt" fo:font-weight="bold" fo:font-family="'Times New Roman'" style:font-family-asian="'Times New Roman'" style:font-family-complex="'Times New Roman'" fo:background-color="transparent" style:use-window-font-color="true"/>
    </style:style>
    <style:style style:name="T73" style:family="text">
      <style:text-properties fo:font-size="12.00pt" fo:font-weight="normal" fo:font-family="'Times New Roman'" style:font-family-asian="'Times New Roman'" style:font-family-complex="'Times New Roman'" fo:background-color="transparent" style:use-window-font-color="true"/>
    </style:style>
    <style:style style:name="T74" style:family="text">
      <style:text-properties fo:font-size="12.00pt" fo:font-weight="bold" fo:font-family="'Times New Roman'" style:font-family-asian="'Times New Roman'" style:font-family-complex="'Times New Roman'" fo:background-color="transparent" style:use-window-font-color="true"/>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bold" fo:font-family="'Times New Roman'" style:font-family-asian="'Times New Roman'" style:font-family-complex="'Times New Roman'" fo:background-color="transparent" style:use-window-font-color="true"/>
    </style:style>
    <style:style style:name="T77" style:family="text">
      <style:text-properties fo:font-size="12.00pt" fo:font-weight="normal" fo:font-family="'Times New Roman'" style:font-family-asian="'Times New Roman'" style:font-family-complex="'Times New Roman'" fo:background-color="transparent" style:use-window-font-color="true"/>
    </style:style>
    <style:style style:name="T78" style:family="text">
      <style:text-properties fo:font-size="12.00pt" fo:font-weight="bold" fo:font-family="'Times New Roman'" style:font-family-asian="'Times New Roman'" style:font-family-complex="'Times New Roman'" fo:background-color="transparent" style:use-window-font-color="true"/>
    </style:style>
    <style:style style:name="T79" style:family="text">
      <style:text-properties fo:font-size="12.00pt" fo:font-weight="normal" fo:font-family="'Times New Roman'" style:font-family-asian="'Times New Roman'" style:font-family-complex="'Times New Roman'"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left="36.00pt" fo:text-indent="0.00pt"/>
    </style:style>
    <style:style style:name="P4" style:family="paragraph">
      <style:paragraph-properties fo:line-height="100.00%" fo:text-align="left"/>
    </style:style>
    <style:style style:name="P5" style:family="paragraph">
      <style:paragraph-properties fo:line-height="100.00%" fo:text-align="left" fo:margin-right="-38.40pt"/>
    </style:style>
    <style:style style:name="P6"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2"/></text:p>
      <text:p text:style-name="P2"><text:span text:style-name="T3">I-<text:s/></text:span><text:span text:style-name="T4">Ce jeu a été développé en plusieurs phases :</text:span></text:p>
      <text:p text:style-name="P2"><text:span text:style-name="T5"/></text:p>
      <text:p text:style-name="P2"><text:span text:style-name="T6">1) la construction des éléments du labyrinthe s'est faite d'abord par dessin, sur du papier à carreaux, et a ensuite été reporté dans un fichier texte ("maze.txt") sous forme de lettres - une lettre représentant un élément du jeu comme un mur ou un personnage.</text:span></text:p>
      <text:p text:style-name="P2"><text:span text:style-name="T6">Ce fichier texte a ensuite été "retranscrit" sous la forme d'un dictionnaire (clé, valeur) dont chaque "clé" représente les coordonnées d'un élément<text:s text:c="2"/>et chaque "valeur" le type d'élément (par exemple, {(8, 5): "w"} permet de savoir qu'au point de coordonnées (8, 5) correspond un "w" symbolisant un mur).</text:span></text:p>
      <text:p text:style-name="P2"><text:span text:style-name="T7"/></text:p>
      <text:p text:style-name="P2"><text:span text:style-name="T8">2) le labyrinthe (murs et objets à trouver) et les deux personnages (MacGyver et le Gardien) ont chacun fait l'objet d'une classe afin de pouvoir les créer et les gérer, avec notamment la nécessité de connaître à chaque instant les différentes positions de tous ces<text:s text:c="2"/>éléments.</text:span></text:p>
      <text:p text:style-name="P2"><text:span text:style-name="T8">En particulier, c'est à partir de la classe "Maze" que la gestion des personnages et des objets s'est faite avec une centralisation des informations dans l'attribut "grid".</text:span></text:p>
      <text:p text:style-name="P2"><text:span text:style-name="T9"/></text:p>
      <text:p text:style-name="P2"><text:span text:style-name="T10">3) la partie animée (déplacement avec les flèches du clavier) et graphique du jeu a été gérée dans la classe "Game" grâce à la bibliothèque Pygame .</text:span></text:p>
      <text:p text:style-name="P2"><text:span text:style-name="T10">A chaque appui sur une flèche du clavier, la classe Game, en appelant la classe Maze, vérifie un ensemble de paramètres (présence d'un<text:s text:c="2"/>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ces vérifications et ces modifications effectuées dans la classe Maze, celles-ci sont mises à jour au niveau du jeu c'est-à-dire graphiquement dans la classe Game.</text:span></text:p>
      <text:p text:style-name="P2"><text:span text:style-name="T10">Enfin, les images nécessaires au visuel du jeu ont été fournies par le site<text:s/></text:span><text:a xlink:href="http://jessefreeman.com/"><text:span text:style-name="T11">http://jessefreeman.com/</text:span></text:a><text:span text:style-name="T12">.</text:span></text:p>
      <text:p text:style-name="P2"><text:span text:style-name="T13"/></text:p>
      <text:p text:style-name="P2"><text:span text:style-name="T14"/></text:p>
      <text:p text:style-name="P2"><text:span text:style-name="T15">Au final, le choix de l'algorithme est basé sur trois principes :</text:span></text:p>
      <text:p text:style-name="P2"><text:span text:style-name="T16"/></text:p>
      <text:p text:style-name="P3"><text:span text:style-name="T17">a- d'utiliser principalement la grille du labyrinthe "grid" pour gérer les positions et la présence des différents éléments du jeu;</text:span></text:p>
      <text:p text:style-name="P3"><text:span text:style-name="T18"/></text:p>
      <text:p text:style-name="P3"><text:span text:style-name="T19">b- de gérer toute la partie "back-office" c'est-à-dire toutes les classes et les instances - hors animation et graphisme - avec la classe "Maze";</text:span></text:p>
      <text:p text:style-name="P3"><text:span text:style-name="T20"/></text:p>
      <text:p text:style-name="P3"><text:span text:style-name="T21">c- et finalement, de centraliser la gestion du jeu avec la classe "Game" qui reçoit les événements relatifs au déplacement avec les flèches du clavier grâce aux fonctionnalités de Pygame.</text:span></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3"/></text:p>
      <text:p text:style-name="P4"><text:span text:style-name="T24">II-<text:s/></text:span><text:span text:style-name="T25">Plusieurs problèmes ont été rencontrés :</text:span></text:p>
      <text:p text:style-name="P4"><text:span text:style-name="T26"/></text:p>
      <text:p text:style-name="P4"><text:a xlink:href="https://github.com/MINCARELLI13/MacGyver.git"><text:span text:style-name="T27">https://github.com/MINCARELLI13/MacGyver.git</text:span></text:a><text:span text:style-name="T28"/></text:p>
      <text:p text:style-name="P4"><text:span text:style-name="T29"/></text:p>
      <text:p text:style-name="P4"><text:span text:style-name="T30">1) Dans la première version du projet, chaque classe permettait de gérer les instances qui en était issues. Par exemple, la classe MacGyver gérait les déplacements du personnage, testait si sa nouvelle destination était un mur ou le gardien ou encore un objet, ramassait les objets pour les mettre dans le sac...</text:span></text:p>
      <text:p text:style-name="P4"><text:span text:style-name="T30">Cette architecture de l'algorithme entrainait que chaque classe lançait alors des appels aux autres instances ou aux autres classes.</text:span></text:p>
      <text:p text:style-name="P4"><text:span text:style-name="T30">Le problème est apparu lors de la création d'une librairie où chaque classe a été enregistrée sous la forme d'un fichier afin de pouvoir travailler avec des modules. Chacun de ces modules faisant appel aux autres modules, une erreur est </text:span></text:p>
      <text:p text:style-name="P4"><text:span text:style-name="T30"/></text:p>
      <text:p text:style-name="P4"><text:span text:style-name="T30"/></text:p>
      <text:p text:style-name="P4"><text:span text:style-name="T31"/></text:p>
      <text:p text:style-name="P4"><text:span text:style-name="T32">- Récupération et transformation des images.</text:span></text:p>
      <text:p text:style-name="P4"><text:span text:style-name="T32">- Appréhension de la bibliothèque Pygame : apprendre suffisament des possibilités de la bibliothèque afin de ne pas passer à côté d'un éléments essentiel de Pygame sans perdre du temps en allant trop loin dans la connaissance des méthodes disponibles.</text:span></text:p>
      <text:p text:style-name="P4"><text:span text:style-name="T32">- Problème des appels de modules circulaires.</text:span></text:p>
      <text:p text:style-name="P4"><text:span text:style-name="T32">- </text:span></text:p>
      <text:p text:style-name="P4"><text:span text:style-name="T33"/></text:p>
      <text:p text:style-name="P4"><text:span text:style-name="T33"/></text:p>
      <text:p text:style-name="P4"><text:span text:style-name="T33"/></text:p>
      <text:p text:style-name="P4"><text:span text:style-name="T34">1)<text:s/></text:span><text:span text:style-name="T35">Fabrication du labyrinthe :</text:span></text:p>
      <text:p text:style-name="P4"><text:span text:style-name="T36"><text:tab/>- dessin du labyrinthe sur une feuille de papier;</text:span></text:p>
      <text:p text:style-name="P4"><text:span text:style-name="T36"><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4"><text:span text:style-name="T37"/></text:p>
      <text:p text:style-name="P4"><text:span text:style-name="T37"/></text:p>
      <text:p text:style-name="P4"><text:span text:style-name="T38">2) Définition des fonctionnalités des différentes classes à construire et de leurs interactions.</text:span></text:p>
      <text:p text:style-name="P4"><text:span text:style-name="T39"/></text:p>
      <text:p text:style-name="P4"><text:span text:style-name="T39"/></text:p>
      <text:p text:style-name="P4"><text:span text:style-name="T40">3)<text:s/></text:span><text:span text:style-name="T41">Classe Position :</text:span></text:p>
      <text:p text:style-name="P4"><text:span text:style-name="T42"><text:tab/>classe contenant uniquement le générateur "__init__" et qui sera réutilisée comme classe <text:tab/>parent <text:tab/>par les autres classes utilisant des coordonnées.</text:span></text:p>
      <text:p text:style-name="P4"><text:span text:style-name="T43"/></text:p>
      <text:p text:style-name="P4"><text:span text:style-name="T43"/></text:p>
      <text:p text:style-name="P4"><text:span text:style-name="T44">4)<text:s/></text:span><text:span text:style-name="T45">Classe labyrinthe ("Maze") :</text:span></text:p>
      <text:p text:style-name="P4"><text:span text:style-name="T46">Cette classe permet de créer le labyrinthe et gère tous les objets instanciés dans les autres classes.</text:span></text:p>
      <text:p text:style-name="P4"><text:span text:style-name="T47"/></text:p>
      <text:p text:style-name="P4"><text:span text:style-name="T48"><text:tab/>- permet de créer le labyrinthe et de savoir pour chacune des 225 coordonnées formant le <text:tab/>labyrinthe, le type "d'objet" <text:tab/>qui est dessus : mur, chemin, Mac Gyver, gardien ou objet;</text:span></text:p>
      <text:p text:style-name="P4"><text:span text:style-name="T48"><text:tab/>- permet de donner la liste des cases "chemin" du labyrinthe afin de positionner les objets à <text:tab/>trouver par Mac Gyver;</text:span></text:p>
      <text:p text:style-name="P4"><text:span text:style-name="T48"><text:tab/>- permet de transformer en grille fictive le fichier ".txt";</text:span></text:p>
      <text:p text:style-name="P4"><text:span text:style-name="T49"/></text:p>
      <text:p text:style-name="P4"><text:span text:style-name="T49"/></text:p>
      <text:p text:style-name="P4"><text:span text:style-name="T50">5)<text:s/></text:span><text:span text:style-name="T51">Classe MacGyver :</text:span></text:p>
      <text:p text:style-name="P4"><text:span text:style-name="T52"><text:tab/>- 3 attributs, x et y donnant la position de MacGyver dans le labyritnthe et "bag" <text:tab/>contenant tous les objets ramassés;</text:span></text:p>
      <text:p text:style-name="P4"><text:span text:style-name="T52"><text:tab/>- une méthode "move_to()" qui gére les déplacements de Angus (top, bottom, <text:tab/>right, left);</text:span></text:p>
      <text:p text:style-name="P4"><text:span text:style-name="T53"/></text:p>
      <text:p text:style-name="P4"><text:span text:style-name="T53"/></text:p>
      <text:p text:style-name="P4"><text:span text:style-name="T54">6)<text:s/></text:span><text:span text:style-name="T55">Classe Gardien ("Guardian") :</text:span></text:p>
      <text:p text:style-name="P4"><text:span text:style-name="T56"><text:tab/>- 2 attributs x et y correspondants à la position du gardien dans le labyrinthe.</text:span></text:p>
      <text:p text:style-name="P4"><text:span text:style-name="T57"/></text:p>
      <text:p text:style-name="P4"><text:span text:style-name="T57"/></text:p>
      <text:p text:style-name="P4"><text:span text:style-name="T58">7)<text:s/></text:span><text:span text:style-name="T59">Mise en forme des images pour Pygame :</text:span></text:p>
      <text:p text:style-name="P4"><text:span text:style-name="T60"/></text:p>
      <text:p text:style-name="P4"><text:span text:style-name="T61">Après avoir regardé un tutoriel (</text:span><text:a xlink:href="http://sdz.tdct.org/sdz/interface-graphique-pygame-pour-python.html"><text:span text:style-name="T62">http://sdz.tdct.org/sdz/interface-graphique-pygame-pour-python.html</text:span></text:a><text:span text:style-name="T63">) pour connaître les fonctions de base de Pygame, j'ai commencé à m'atteler à la partie "animation" du projet en me fixant une fenêtre de travail de 600 pixels par 600 pixels soit 15 images de 40 pixels par ligne et par colonne.</text:span></text:p>
      <text:p text:style-name="P4"><text:span text:style-name="T64"/></text:p>
      <text:p text:style-name="P4"><text:span text:style-name="T65">La bibliothèque fournie par OpenClassRooms (OCR) contenait plusieurs images mais avec des dimensions différentes et, de plus, je n'ai pas trouvé un "fond de jeu" correct à utiliser.</text:span></text:p>
      <text:p text:style-name="P4"><text:span text:style-name="T66"/></text:p>
      <text:p text:style-name="P5"><text:span text:style-name="T67">Il a donc fallu redimensionner les images avec l'application<text:s/></text:span><text:a xlink:href="https://resizeimage.net/"><text:span text:style-name="T68">https://resizeimage.net/</text:span></text:a><text:span text:style-name="T69"><text:s/>: pour<text:s/></text:span><text:span text:style-name="T70">MacGyver</text:span><text:span text:style-name="T71">, le<text:s/></text:span><text:span text:style-name="T72">gardien</text:span><text:span text:style-name="T73">, la<text:s/></text:span><text:span text:style-name="T74">seringue<text:s/></text:span><text:span text:style-name="T75">et le<text:s/></text:span><text:span text:style-name="T76">tube plastique</text:span><text:span text:style-name="T77"><text:s/>tout s'est bien passé notamment du fait que l'application permettait de transformer le fond blanc en fond transparent.</text:span></text:p>
      <text:p text:style-name="P5"><text:span text:style-name="T77">En revanche, l'</text:span><text:span text:style-name="T78">éther</text:span><text:span text:style-name="T79"><text:s/>avait un fond noir et je n'ai pas réussi à obtenir un fond transparent en la redimensionnant.</text:span></text:p>
      <text:p text:style-name="P5"><text:span text:style-name="T79">En cherchant sur internet, j'ai trouvé l'application GIMP qui m'a permis de supprimer le fond noir de la bouteille d'éther et j'ai alors pu redimensionner la bouteille d'éther avec un fond transparent.</text:span></text:p>
      <text:p text:style-name="P5"><text:span text:style-name="T79">Concernant le<text:s/></text:span><text:span text:style-name="T80">mur<text:s/></text:span><text:span text:style-name="T81">aucune image ne correspondait à ce que je cherchais. J'ai donc "découpé" un morceau de l'image contenue dans le fichier "structures.png" et j'en ai fait mon mur - par chance, le découpage de cet élément avait exactement la dimension de 40x40 pixels.</text:span></text:p>
      <text:p text:style-name="P5"><text:span text:style-name="T81">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5"><text:span text:style-name="T82"/></text:p>
      <text:p text:style-name="P5"><text:span text:style-name="T83">8)<text:s/></text:span><text:span text:style-name="T84">Gestion du jeu avec Pygame:</text:span></text:p>
      <text:p text:style-name="P5"><text:span text:style-name="T85"/></text:p>
      <text:p text:style-name="P5"><text:span text:style-name="T86">Comme expliqué précédemment, j'ai décidé de créer une fenêtre de 600x600 pixels car ces dimensions permettaient de gérer facilement la taille des images (15 images de 40x40 pixels chacune) et offraient un bon visuel pour l'utilisateur.</text:span></text:p>
      <text:p text:style-name="P5"><text:span text:style-name="T87"/></text:p>
      <text:p text:style-name="P5"><text:span text:style-name="T88">J'ai donc créé une classe Game dans le module MacGyverGame avec 3 fonctions :</text:span></text:p>
      <text:p text:style-name="P5"><text:span text:style-name="T89"/></text:p>
      <text:p text:style-name="P5"><text:span text:style-name="T90">- la méthode "construct_maze()" qui permet de charger les différentes images nécessaires au graphisme du jeu, en début de jeu.</text:span></text:p>
      <text:p text:style-name="P5"><text:span text:style-name="T91"/></text:p>
      <text:p text:style-name="P5"><text:span text:style-name="T92">- la méthode "display_maze_game()" qui<text:s text:c="2"/>permet de réafficher tous les éléments graphiques du jeu après chaque mouvement de MacGyver.</text:span></text:p>
      <text:p text:style-name="P5"><text:span text:style-name="T93"/></text:p>
      <text:p text:style-name="P5"><text:span text:style-name="T94">- la méthode "play_game()" qui permet de calculer les nouvelles coordonnées de MacGyver après l'appui sur une touche et de le déplacer sur la nouvelle "case".</text:span></text:p>
      <text:p text:style-name="P5"><text:span text:style-name="T95"/></text:p>
      <text:p text:style-name="P5"><text:span text:style-name="T96">Le problème suivant est apparu : je ne pouvais pas accéder aux </text:span></text:p>
      <text:p text:style-name="P5"><text:span text:style-name="T97"/></text:p>
      <text:p text:style-name="P5"><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text:p text:style-name="P6"><text:span text:style-name="T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